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5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121"/>
    <style:style style:name="ce2" style:family="table-cell" style:parent-style-name="Default" style:data-style-name="N13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5"/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8"/>
        <table:table-column table:style-name="co3" table:default-cell-style-name="Default"/>
        <table:table-column table:style-name="co6" table:number-columns-repeated="2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octor blade [mu]</text:p>
          </table:table-cell>
          <table:table-cell office:value-type="string" calcext:value-type="string">
            <text:p>E+CC [mg]</text:p>
          </table:table-cell>
          <table:table-cell office:value-type="string" calcext:value-type="string">
            <text:p>E+CC [mu]</text:p>
          </table:table-cell>
          <table:table-cell office:value-type="string" calcext:value-type="string">
            <text:p>coin cell made?</text:p>
          </table:table-cell>
          <table:table-cell office:value-type="string" calcext:value-type="string">
            <text:p>AM [mg]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ycling program</text:p>
          </table:table-cell>
          <table:table-cell office:value-type="string" calcext:value-type="string">
            <text:p>start</text:p>
          </table:table-cell>
          <table:table-cell table:style-name="ce11" office:value-type="string" calcext:value-type="string">
            <text:p>3 cy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1.5" calcext:value-type="float">
            <text:p>31.5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1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2.4" calcext:value-type="float">
            <text:p>32.4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style-name="ce1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3.8" calcext:value-type="float">
            <text:p>33.8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3.6" calcext:value-type="float">
            <text:p>33.6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2.2" calcext:value-type="float">
            <text:p>32.2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.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34.5" calcext:value-type="float">
            <text:p>34.5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5.5" calcext:value-type="float">
            <text:p>35.5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31.1" calcext:value-type="float">
            <text:p>31.1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0.4" calcext:value-type="float">
            <text:p>30.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table:formula="of:=([.C11]-[.C$18])*0.9" office:value-type="float" office:value="21.906" calcext:value-type="float">
            <text:p>21.906</text:p>
          </table:table-cell>
          <table:table-cell office:value-type="string" calcext:value-type="string">
            <text:p>2-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33.6" calcext:value-type="float">
            <text:p>33.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yes</text:p>
          </table:table-cell>
          <table:table-cell table:formula="of:=([.C12]-[.C$18])*0.9" office:value-type="float" office:value="24.786" calcext:value-type="float">
            <text:p>24.786</text:p>
          </table:table-cell>
          <table:table-cell office:value-type="string" calcext:value-type="string">
            <text:p>2-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35.8" calcext:value-type="float">
            <text:p>35.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s</text:p>
          </table:table-cell>
          <table:table-cell table:formula="of:=([.C13]-[.C$18])*0.9" office:value-type="float" office:value="26.766" calcext:value-type="float">
            <text:p>26.766</text:p>
          </table:table-cell>
          <table:table-cell office:value-type="string" calcext:value-type="string">
            <text:p>2-8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 foil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il mass</text:p>
          </table:table-cell>
          <table:table-cell office:value-type="float" office:value="30.3" calcext:value-type="float">
            <text:p>30.3</text:p>
          </table:table-cell>
          <table:table-cell table:formula="of:=SUM([.B18])/[.B17]" office:value-type="float" office:value="6.06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table:style-name="ce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formula="of:=AVERAGE([.B19:.B23])" office:value-type="float" office:value="13.6" calcext:value-type="float">
            <text:p>13.6</text:p>
          </table:table-cell>
          <table:table-cell table:formula="of:=STDEV([.B19:.B23])" office:value-type="float" office:value="1.67332005306815" calcext:value-type="float">
            <text:p>1.7</text:p>
          </table:table-cell>
          <table:table-cell table:number-columns-repeated="7"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9:57:26.53563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27:54.093727364</meta:creation-date>
    <meta:generator>LibreOffice/6.4.7.2$Linux_X86_64 LibreOffice_project/40$Build-2</meta:generator>
    <dc:date>2021-11-24T15:06:35.156317553</dc:date>
    <meta:editing-duration>PT7H49M43S</meta:editing-duration>
    <meta:editing-cycles>15</meta:editing-cycles>
    <meta:document-statistic meta:table-count="1" meta:cell-count="80" meta:object-count="0"/>
  </office:meta>
</office:document-meta>
</file>